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10108"/>
    <style:style style:name="ce3" style:family="table-cell" style:parent-style-name="Default" style:data-style-name="N10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d100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ce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c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radores Matemáti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OMA</text:p>
          </table:table-cell>
          <table:table-cell/>
          <table:table-cell table:style-name="ce12" office:value-type="string" calcext:value-type="string">
            <text:p>SUBTRAÇÃO</text:p>
          </table:table-cell>
          <table:table-cell table:number-columns-repeated="3"/>
          <table:table-cell table:style-name="ce12" office:value-type="string" calcext:value-type="string">
            <text:p>SUBTRAÇÃO</text:p>
          </table:table-cell>
        </table:table-row>
        <table:table-row table:style-name="ro1">
          <table:table-cell table:style-name="ce2" office:value-type="currency" office:currency="BRL" office:value="10" calcext:value-type="currency">
            <text:p>R$ 10,00</text:p>
          </table:table-cell>
          <table:table-cell/>
          <table:table-cell table:style-name="ce13" office:value-type="float" office:value="550" calcext:value-type="float">
            <text:p>550,00</text:p>
          </table:table-cell>
          <table:table-cell/>
          <table:table-cell table:style-name="ce13" office:value-type="float" office:value="1550" calcext:value-type="float">
            <text:p>1.550,00</text:p>
          </table:table-cell>
          <table:table-cell table:style-name="ce16" office:value-type="float" office:value="587" calcext:value-type="float">
            <text:p>587,00</text:p>
          </table:table-cell>
          <table:table-cell table:style-name="ce14" table:formula="of:=[.E2]-[.F2]" office:value-type="float" office:value="963" calcext:value-type="float">
            <text:p>963,00</text:p>
          </table:table-cell>
        </table:table-row>
        <table:table-row table:style-name="ro1">
          <table:table-cell table:style-name="ce2" office:value-type="currency" office:currency="BRL" office:value="20" calcext:value-type="currency">
            <text:p>R$ 20,00</text:p>
          </table:table-cell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4"/>
        </table:table-row>
        <table:table-row table:style-name="ro1">
          <table:table-cell table:style-name="ce2" office:value-type="currency" office:currency="BRL" office:value="30" calcext:value-type="currency">
            <text:p>R$ 30,00</text:p>
          </table:table-cell>
          <table:table-cell/>
          <table:table-cell table:style-name="ce14" table:formula="of:=[.C2]-[.C3]" office:value-type="float" office:value="400" calcext:value-type="float">
            <text:p>400,00</text:p>
          </table:table-cell>
          <table:table-cell table:number-columns-repeated="4"/>
        </table:table-row>
        <table:table-row table:style-name="ro1">
          <table:table-cell table:style-name="ce2" office:value-type="currency" office:currency="BRL" office:value="40" calcext:value-type="currency">
            <text:p>R$ 40,00</text:p>
          </table:table-cell>
          <table:table-cell table:number-columns-repeated="6"/>
        </table:table-row>
        <table:table-row table:style-name="ro1">
          <table:table-cell table:style-name="ce2" office:value-type="currency" office:currency="BRL" office:value="50" calcext:value-type="currency">
            <text:p>R$ 50,00</text:p>
          </table:table-cell>
          <table:table-cell table:number-columns-repeated="6"/>
        </table:table-row>
        <table:table-row table:style-name="ro1">
          <table:table-cell table:style-name="ce2" office:value-type="currency" office:currency="BRL" office:value="60" calcext:value-type="currency">
            <text:p>R$ 60,00</text:p>
          </table:table-cell>
          <table:table-cell table:number-columns-repeated="6"/>
        </table:table-row>
        <table:table-row table:style-name="ro1">
          <table:table-cell table:style-name="ce2" office:value-type="currency" office:currency="BRL" office:value="70" calcext:value-type="currency">
            <text:p>R$ 70,00</text:p>
          </table:table-cell>
          <table:table-cell table:number-columns-repeated="6"/>
        </table:table-row>
        <table:table-row table:style-name="ro1">
          <table:table-cell table:style-name="ce2" office:value-type="currency" office:currency="BRL" office:value="80" calcext:value-type="currency">
            <text:p>R$ 80,00</text:p>
          </table:table-cell>
          <table:table-cell table:number-columns-repeated="6"/>
        </table:table-row>
        <table:table-row table:style-name="ro1">
          <table:table-cell table:style-name="ce2" office:value-type="currency" office:currency="BRL" office:value="90" calcext:value-type="currency">
            <text:p>R$ 90,00</text:p>
          </table:table-cell>
          <table:table-cell table:number-columns-repeated="6"/>
        </table:table-row>
        <table:table-row table:style-name="ro1">
          <table:table-cell table:style-name="ce2" office:value-type="currency" office:currency="BRL" office:value="100" calcext:value-type="currency">
            <text:p>R$ 100,00</text:p>
          </table:table-cell>
          <table:table-cell table:number-columns-repeated="6"/>
        </table:table-row>
        <table:table-row table:style-name="ro1">
          <table:table-cell table:style-name="ce3" table:formula="of:=SUM([.A2:.A11])" office:value-type="currency" office:currency="BRL" office:value="550" calcext:value-type="currency">
            <text:p>R$ 550,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SOMA</text:p>
          </table:table-cell>
          <table:table-cell/>
        </table:table-row>
        <table:table-row table:style-name="ro1">
          <table:table-cell table:style-name="ce2" office:value-type="currency" office:currency="BRL" office:value="10" calcext:value-type="currency">
            <text:p>R$ 10,00</text:p>
          </table:table-cell>
          <table:table-cell table:style-name="ce2" office:value-type="currency" office:currency="BRL" office:value="20" calcext:value-type="currency">
            <text:p>R$ 20,00</text:p>
          </table:table-cell>
          <table:table-cell table:style-name="ce2" office:value-type="currency" office:currency="BRL" office:value="30" calcext:value-type="currency">
            <text:p>R$ 30,00</text:p>
          </table:table-cell>
          <table:table-cell table:style-name="ce2" office:value-type="currency" office:currency="BRL" office:value="40" calcext:value-type="currency">
            <text:p>R$ 40,00</text:p>
          </table:table-cell>
          <table:table-cell table:style-name="ce2" office:value-type="currency" office:currency="BRL" office:value="50" calcext:value-type="currency">
            <text:p>R$ 50,00</text:p>
          </table:table-cell>
          <table:table-cell table:style-name="ce3" table:formula="of:=[.A14]+[.B14]+[.C14]+[.D14]+[.E14]" office:value-type="currency" office:currency="BRL" office:value="150" calcext:value-type="currency">
            <text:p>R$ 150,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8" office:value-type="string" calcext:value-type="string">
            <text:p>MULTIPLICAÇÃO </text:p>
          </table:table-cell>
          <table:table-cell table:number-columns-repeated="6"/>
        </table:table-row>
        <table:table-row table:style-name="ro1">
          <table:table-cell table:style-name="ce8" office:value-type="currency" office:currency="BRL" office:value="400" calcext:value-type="currency">
            <text:p>R$ 400,00</text:p>
          </table:table-cell>
          <table:table-cell table:number-columns-repeated="6"/>
        </table:table-row>
        <table:table-row table:style-name="ro1">
          <table:table-cell table:style-name="ce8" office:value-type="currency" office:currency="BRL" office:value="55" calcext:value-type="currency">
            <text:p>R$ 55,00</text:p>
          </table:table-cell>
          <table:table-cell table:number-columns-repeated="6"/>
        </table:table-row>
        <table:table-row table:style-name="ro1">
          <table:table-cell table:style-name="ce9" table:formula="of:=[.A18]*[.A19]" office:value-type="currency" office:currency="BRL" office:value="22000" calcext:value-type="currency">
            <text:p>R$ 22.000,00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DIVISÃO</text:p>
          </table:table-cell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style-name="ce11" table:formula="of:=[.A22]/[.A23]" office:value-type="float" office:value="22.9358974358974" calcext:value-type="float">
            <text:p>22,9358974358974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29" office:value-type="string" calcext:value-type="string">
            <text:p>DIVISÃO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float" office:value="1487.35" calcext:value-type="float">
            <text:p>1487,35</text:p>
          </table:table-cell>
          <table:table-cell office:value-type="float" office:value="4789.35" calcext:value-type="float">
            <text:p>4789,35</text:p>
          </table:table-cell>
          <table:table-cell table:style-name="ce11" table:formula="of:=[.D29]*[.E29]" office:value-type="float" office:value="7123439.7225" calcext:value-type="float">
            <text:p>7123439,72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7" office:value-type="string" calcext:value-type="string">
            <text:p>TOTAL GERA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table:formula="of:=[.A12]+[.C4]+[.G2]+[.A20]+[.A24]+[.F14]+[.F29]" office:value-type="currency" office:currency="BRL" office:value="7147525.65839744" calcext:value-type="currency">
            <text:p>R$ 7.147.525,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2:04:06.0601266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7:38:56.534611372</meta:creation-date>
    <dc:date>2024-08-20T12:18:04.190949640</dc:date>
    <meta:editing-duration>PT33M31S</meta:editing-duration>
    <meta:editing-cycles>4</meta:editing-cycles>
    <meta:generator>LibreOffice/7.0.6.2$Linux_X86_64 LibreOffice_project/144abb84a525d8e30c9dbbefa69cbbf2d8d4ae3b</meta:generator>
    <meta:document-statistic meta:table-count="1" meta:cell-count="41" meta:object-count="0"/>
  </office:meta>
</office:document-meta>
</file>